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T35" style:parent-style-name="Fuentedepárrafopredeter." style:family="text">
      <style:text-properties style:language-asian="es" style:country-asian="VE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>
      <style:text-properties fo:font-weight="bold" style:font-weight-asian="bold" style:font-weight-complex="bold"/>
    </style:style>
    <style:style style:name="T50" style:parent-style-name="Fuentedepárrafopredeter." style:family="text">
      <style:text-properties style:language-asian="es" style:country-asian="VE" style:language-complex="ar" style:country-complex="SA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T57" style:parent-style-name="Fuentedepárrafopredeter." style:family="text">
      <style:text-properties style:language-asian="es" style:country-asian="VE" style:language-complex="ar" style:country-complex="SA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T73" style:parent-style-name="Fuentedepárrafopredeter." style:family="text">
      <style:text-properties fo:color="#000000"/>
    </style:style>
    <style:style style:name="T74" style:parent-style-name="Fuentedepárrafopredeter." style:family="text">
      <style:text-properties fo:color="#000000" fo:background-color="#FFFFFF"/>
    </style:style>
    <style:style style:name="T75" style:parent-style-name="Fuentedepárrafopredeter." style:family="text">
      <style:text-properties fo:color="#000000" fo:background-color="#FFFFFF"/>
    </style:style>
    <style:style style:name="T76" style:parent-style-name="Fuentedepárrafopredeter." style:family="text">
      <style:text-properties fo:color="#000000"/>
    </style:style>
    <style:style style:name="T77" style:parent-style-name="Fuentedepárrafopredeter." style:family="text">
      <style:text-properties fo:color="#000000" fo:background-color="#FFFFFF"/>
    </style:style>
    <style:style style:name="T78" style:parent-style-name="Fuentedepárrafopredeter." style:family="text">
      <style:text-properties fo:color="#000000"/>
    </style:style>
    <style:style style:name="T79" style:parent-style-name="Fuentedepárrafopredeter." style:family="text">
      <style:text-properties fo:color="#000000" fo:background-color="#FFFFFF"/>
    </style:style>
    <style:style style:name="T80" style:parent-style-name="Fuentedepárrafopredeter." style:family="text">
      <style:text-properties fo:color="#000000"/>
    </style:style>
    <style:style style:name="T81" style:parent-style-name="Fuentedepárrafopredeter." style:family="text">
      <style:text-properties fo:color="#000000" fo:background-color="#FFFFFF"/>
    </style:style>
    <style:style style:name="T82" style:parent-style-name="Fuentedepárrafopredeter." style:family="text">
      <style:text-properties fo:color="#000000"/>
    </style:style>
    <style:style style:name="T83" style:parent-style-name="Fuentedepárrafopredeter." style:family="text">
      <style:text-properties fo:color="#000000" fo:background-color="#FFFFFF"/>
    </style:style>
    <style:style style:name="T84" style:parent-style-name="Fuentedepárrafopredeter." style:family="text">
      <style:text-properties fo:color="#000000"/>
    </style:style>
    <style:style style:name="T85" style:parent-style-name="Fuentedepárrafopredeter." style:family="text">
      <style:text-properties fo:color="#000000" fo:background-color="#FFFFFF"/>
    </style:style>
    <style:style style:name="T86" style:parent-style-name="Fuentedepárrafopredeter." style:family="text">
      <style:text-properties fo:color="#000000"/>
    </style:style>
    <style:style style:name="T87" style:parent-style-name="Fuentedepárrafopredeter." style:family="text">
      <style:text-properties fo:color="#000000"/>
    </style:style>
    <style:style style:name="P88" style:parent-style-name="Standard" style:family="paragraph">
      <style:text-properties fo:color="#000000"/>
    </style:style>
    <style:style style:name="T89" style:parent-style-name="Fuentedepárrafopredeter." style:family="text">
      <style:text-properties fo:color="#000000"/>
    </style:style>
    <style:style style:name="T90" style:parent-style-name="Fuentedepárrafopredeter." style:family="text">
      <style:text-properties fo:color="#000000"/>
    </style:style>
    <style:style style:name="T91" style:parent-style-name="Fuentedepárrafopredeter." style:family="text">
      <style:text-properties fo:color="#000000"/>
    </style:style>
    <style:style style:name="T92" style:parent-style-name="Fuentedepárrafopredeter." style:family="text">
      <style:text-properties fo:color="#000000"/>
    </style:style>
    <style:style style:name="P93" style:parent-style-name="Textbody" style:family="paragraph">
      <style:paragraph-properties style:line-height-at-least="0.2187in"/>
    </style:style>
    <style:style style:name="T94" style:parent-style-name="Fuentedepárrafopredeter." style:family="text">
      <style:text-properties fo:color="#000000"/>
    </style:style>
    <style:style style:name="P95" style:parent-style-name="Título2" style:family="paragraph">
      <style:paragraph-properties fo:line-height="130%" fo:background-color="#FFFFFF"/>
    </style:style>
    <style:style style:name="P96" style:parent-style-name="Textbody" style:family="paragraph">
      <style:paragraph-properties style:line-height-at-least="0.2187in"/>
    </style:style>
    <style:style style:name="T97" style:parent-style-name="Fuentedepárrafopredeter." style:family="text">
      <style:text-properties style:language-asian="es" style:country-asian="VE" style:language-complex="ar" style:country-complex="SA"/>
    </style:style>
    <style:style style:name="P98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olumn100" style:family="table-column">
      <style:table-column-properties style:column-width="0.368in" style:use-optimal-column-width="false"/>
    </style:style>
    <style:style style:name="TableColumn101" style:family="table-column">
      <style:table-column-properties style:column-width="0.9284in" style:use-optimal-column-width="false"/>
    </style:style>
    <style:style style:name="TableColumn102" style:family="table-column">
      <style:table-column-properties style:column-width="0.9284in" style:use-optimal-column-width="false"/>
    </style:style>
    <style:style style:name="TableColumn103" style:family="table-column">
      <style:table-column-properties style:column-width="1.043in" style:use-optimal-column-width="false"/>
    </style:style>
    <style:style style:name="Table99" style:family="table">
      <style:table-properties style:width="3.268in" fo:margin-left="-0.009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Cell108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Cell111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Cell112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Cell116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Cell117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AAAAAA" fo:background-color="#F2F2F2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TableCell123" style:family="table-cell">
      <style:table-cell-properties fo:border="0.0034in solid #AAAAAA" fo:background-color="#F9F9F9" style:writing-mode="lr-tb" style:vertical-align="middle" fo:padding-top="0.0194in" fo:padding-left="0.0194in" fo:padding-bottom="0.0194in" fo:padding-right="0.0194in"/>
    </style:style>
    <style:style style:name="P124" style:parent-style-name="Textbody" style:family="paragraph">
      <style:paragraph-properties style:line-height-at-least="0.2187in"/>
    </style:style>
    <style:style style:name="P125" style:parent-style-name="Textbody" style:family="paragraph">
      <style:paragraph-properties style:line-height-at-least="0.2187in"/>
    </style:style>
    <style:style style:name="P126" style:parent-style-name="Textbody" style:family="paragraph">
      <style:paragraph-properties style:line-height-at-least="0.2187in"/>
    </style:style>
    <style:style style:name="P127" style:parent-style-name="Textbody" style:family="paragraph">
      <style:paragraph-properties style:line-height-at-least="0.2187in"/>
    </style:style>
    <style:style style:name="T128" style:parent-style-name="Fuentedepárrafopredeter." style:family="text">
      <style:text-properties fo:color="#000000"/>
    </style:style>
    <style:style style:name="T129" style:parent-style-name="Fuentedepárrafopredeter." style:family="text">
      <style:text-properties fo:color="#000000"/>
    </style:style>
    <style:style style:name="T130" style:parent-style-name="Fuentedepárrafopredeter." style:family="text">
      <style:text-properties fo:color="#000000"/>
    </style:style>
    <style:style style:name="T131" style:parent-style-name="Fuentedepárrafopredeter." style:family="text">
      <style:text-properties fo:color="#000000"/>
    </style:style>
    <style:style style:name="T132" style:parent-style-name="Fuentedepárrafopredeter." style:family="text">
      <style:text-properties fo:color="#000000"/>
    </style:style>
    <style:style style:name="T133" style:parent-style-name="Fuentedepárrafopredeter." style:family="text">
      <style:text-properties fo:color="#000000"/>
    </style:style>
    <style:style style:name="T134" style:parent-style-name="Fuentedepárrafopredeter." style:family="text">
      <style:text-properties fo:color="#000000"/>
    </style:style>
    <style:style style:name="T135" style:parent-style-name="Fuentedepárrafopredeter." style:family="text">
      <style:text-properties fo:color="#000000"/>
    </style:style>
    <style:style style:name="T136" style:parent-style-name="Fuentedepárrafopredeter." style:family="text">
      <style:text-properties fo:color="#000000"/>
    </style:style>
    <style:style style:name="P137" style:parent-style-name="Standard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left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Capítulo 7 E/S</text:p>
      <text:p text:style-name="Standard">Es una interfaz que permite conectar al computador con el exterior</text:p>
      <text:p text:style-name="Standard"/>
      <text:p text:style-name="Standard">Tenemos tres técnicas</text:p>
      <text:p text:style-name="Standard">1 E/S programada: Un programa toma el control del módulo de entrada y salida<text:s/>para realizar una operación de entrada y salida</text:p>
      <text:p text:style-name="Standard">2 E/S mediante interrupciones: Un programa hace una solicitud al módulo de E/S para realizar una operación hasta que ocurra una interrupción de hardware.</text:p>
      <text:p text:style-name="Standard">3 E/S DMA (Direct Memory Access) (Acceso Directo a Memoria): El módulo de E/S tiene su propio procesador, el procesador del módulo de E/S hace una solitud al procesador del computador para que le seda el control del bus del sistema, de esta forma podemos tener una mayor velocidad de transferencia de datos.</text:p>
      <text:p text:style-name="Standard"/>
      <text:p text:style-name="Standard">Tenemos dos tipos de interfaces de E/S:</text:p>
      <text:p text:style-name="Standard">1 Firewire: Bus serie de altas prestaciones, estándar IEEE 1394</text:p>
      <text:p text:style-name="Standard">2 Infiniband: Bus serie de alta velocidad, que puede estar fuera del chasis del computador.</text:p>
      <text:p text:style-name="Standard"/>
      <text:p text:style-name="Standard">¿Por qué los periféricos no se conectan directamente al bus<text:s/>del sistema?:</text:p>
      <text:p text:style-name="Standard">1. Imposible incorporar la lógica de control necesaria para la infinidad de dispositivos</text:p>
      <text:p text:style-name="Standard">2. Velocidad de los dispositivos periféricos menor que la del procesador</text:p>
      <text:p text:style-name="Standard">3. Velocidad de los dispositivos periféricos mayor a la del procesador</text:p>
      <text:p text:style-name="Standard">4. Diferentes formatos y tamaños de palabra tenemos en un dispositivo periférico a los del procesador</text:p>
      <text:p text:style-name="Standard"/>
      <text:p text:style-name="Standard">Un módulo de E/S tiene dos funciones:</text:p>
      <text:p text:style-name="Standard">1 Funciona como una interfaz entre el procesador y la memoria a través del bus del sistema</text:p>
      <text:p text:style-name="Standard">2 Como interfaz entre infinidad de dispositivos periféricos.</text:p>
      <text:p text:style-name="Standard"/>
      <text:p text:style-name="Standard">Figura 7.1</text:p>
      <text:p text:style-name="Standard">Tengo una cajita que es llama módulo de E/S arriba tengo las tres bus datos, direcciones, control que son el bus del sistema, abajo cuatro líneas que son enlaces con los dispositivos externos.</text:p>
      <text:p text:style-name="Standard"/>
      <text:p text:style-name="Standard">7.1 Dispositivos Externos:</text:p>
      <text:p text:style-name="P2">Se conectan al computador mediante un enlace con un módulo de E/S para intercambiar señales de control, estado, datos.</text:p>
      <text:p text:style-name="Standard"/>
      <text:p text:style-name="Standard">Los dispositivos externos se pueden clasificar en tres categorías:</text:p>
      <text:list text:style-name="LFO4" text:continue-numbering="true">
        <text:list-item>
          <text:p text:style-name="P3">Interacción con el humano:<text:s/>Comunicación computador con usuario.<text:s/>Por ejemplo las impresoras</text:p>
        </text:list-item>
        <text:list-item>
          <text:p text:style-name="P4">Interacción con las maquinas:<text:s/>Comunicación con elementos del equipo.<text:s/>Por ejemplo los discos<text:s/>magnéticos</text:p>
        </text:list-item>
        <text:list-item>
          <text:p text:style-name="P5">Comunicación:<text:s/>Interacción entre computadores. Por ejemplo: Otro computador</text:p>
        </text:list-item>
      </text:list>
      <text:p text:style-name="Standard"/>
      <text:p text:style-name="Standard">7.2 Módulos de E/S</text:p>
      <text:list text:style-name="LFO5" text:continue-numbering="true">
        <text:list-item>
          <text:p text:style-name="P6">Control y temporización.</text:p>
        </text:list-item>
        <text:list-item>
          <text:p text:style-name="P7">Comunicación con el procesador.</text:p>
        </text:list-item>
        <text:list-item>
          <text:p text:style-name="P8">Comunicación con los dispositivos.</text:p>
        </text:list-item>
        <text:list-item>
          <text:p text:style-name="P9">Almacenamiento temporal de buffer.</text:p>
        </text:list-item>
        <text:list-item>
          <text:p text:style-name="P10">Detección de errores.</text:p>
        </text:list-item>
      </text:list>
      <text:p text:style-name="Standard"/>
      <text:soft-page-break/>
      <text:p text:style-name="Standard">Faltaría<text:s/>estudiar no estoy seguro si lo<text:s/>evalúa</text:p>
      <text:p text:style-name="Standard">Pasos el control de la transferencia de datos desde un dispositivo externo al procesador:</text:p>
      <text:p text:style-name="Standard">La comunicación con el procesador implica:</text:p>
      <text:p text:style-name="Standard">Estructura de un módulo de E/S:</text:p>
      <text:p text:style-name="Standard"/>
      <text:p text:style-name="Standard">7.3 E/S Programada:</text:p>
      <text:p text:style-name="Standard"/>
      <text:p text:style-name="Standard">Tenemos cuatro órdenes de E/S</text:p>
      <text:list text:style-name="LFO6" text:continue-numbering="true">
        <text:list-item>
          <text:p text:style-name="P11">Control: Para activar al periférico e indicarle que hacer.</text:p>
        </text:list-item>
        <text:list-item>
          <text:p text:style-name="P12">Test: Comprueba condiciones de estado<text:s/></text:p>
        </text:list-item>
        <text:list-item>
          <text:p text:style-name="P13">Lectura: Modulo de E/S capta un dato lo<text:s/>situé<text:s/>en un buffer</text:p>
        </text:list-item>
        <text:list-item>
          <text:p text:style-name="P14">Escritura: Modulo de E/S capta un dato lo transmita al<text:s/>periférico</text:p>
        </text:list-item>
      </text:list>
      <text:p text:style-name="Standard"/>
      <text:p text:style-name="Standard">7.4 E/S mediante interrupciones:</text:p>
      <text:p text:style-name="Standard">Procesamiento de la interrupción:</text:p>
      <text:p text:style-name="Standard">Cuando un dispositivo de E/S termina una operación de E/S se produce la siguiente secuencia de eventos<text:s/>son 9:</text:p>
      <text:p text:style-name="Standard"/>
      <text:p text:style-name="Standard"/>
      <text:p text:style-name="Standard">Cuestiones de diseño:</text:p>
      <text:p text:style-name="Standard">En la implementación de E/S mediante interrupciones aparecen dos cuestiones:</text:p>
      <text:list text:style-name="LFO7" text:continue-numbering="true">
        <text:list-item>
          <text:p text:style-name="P15">Primero: En múltiples dispositivos como determina el procesador quien origino la interrupción.</text:p>
        </text:list-item>
        <text:list-item>
          <text:p text:style-name="P16">Segundo:<text:s/>Si se han producido varias interrupciones como decide el procesador la que va a atender</text:p>
        </text:list-item>
      </text:list>
      <text:p text:style-name="Standard">Para la identificación del dispositivo tenemos cuatro tipos de técnicas:<text:s/></text:p>
      <text:list text:style-name="LFO8" text:continue-numbering="true">
        <text:list-item>
          <text:p text:style-name="P17">Múltiples<text:s/>líneas de interrupción</text:p>
        </text:list-item>
        <text:list-item>
          <text:p text:style-name="P18">Consulta Software</text:p>
        </text:list-item>
        <text:list-item>
          <text:p text:style-name="P19">Conexión en Cadena</text:p>
        </text:list-item>
        <text:list-item>
          <text:p text:style-name="P20">Arbitraje de bus (vectorizada)</text:p>
        </text:list-item>
      </text:list>
      <text:p text:style-name="Standard"/>
      <text:p text:style-name="Standard">7.5 DMA (Direct Access Memory)(Acceso Directo a Memoria):</text:p>
      <text:p text:style-name="Standard"><text:tab/>Con la E/S programada<text:s/>y E/S mediante interrupciones surgen dos inconvenientes:</text:p>
      <text:list text:style-name="LFO9" text:continue-numbering="true">
        <text:list-item>
          <text:p text:style-name="P21">La velocidad de transferencia de E/S está limitada por la velocidad de servicio del procesador.</text:p>
        </text:list-item>
        <text:list-item>
          <text:p text:style-name="P22">Se debe ejecutar cierto número de instrucciones en el procesador por cada transferencia de E/S.</text:p>
        </text:list-item>
      </text:list>
      <text:p text:style-name="Standard"/>
      <text:p text:style-name="Standard">Funcionamiento del DMA:</text:p>
      <text:p text:style-name="Standard"><text:tab/>Requiere un módulo adicional en el bus del sistema, el módulo DMA es capaz de imitar al procesador y recibir el control del sistema cedido por el procesador, con dicho control puede transferir datos a y desde memoria a través del bus del sistema.</text:p>
      <text:p text:style-name="Standard"/>
      <text:p text:style-name="Standard">Cuando el procesador desea leer o escribir<text:s/>un bloque de datos envía<text:s/>una orden DMA, incluyendo la siguiente información.<text:s/>Que son 4</text:p>
      <text:p text:style-name="Standard"/>
      <text:p text:style-name="Standard"/>
      <text:p text:style-name="Standard">Tenemos dos técnicas usadas en el DMA:</text:p>
      <text:list text:style-name="LFO10" text:continue-numbering="true">
        <text:list-item>
          <text:p text:style-name="P23">Transmite datos a y desde memoria a través del bus del sistema, debe utilizarlo solo cuando el procesador no lo<text:s/>está<text:s/>utilizando.</text:p>
        </text:list-item>
        <text:list-item>
          <text:p text:style-name="P24">Cycle Stealing (Robo de Ciclo): El DMA roba un ciclo del bus, fuerza al procesador a que se suspenda temporalmente su funcionamiento.</text:p>
        </text:list-item>
      </text:list>
      <text:soft-page-break/>
      <text:p text:style-name="Standard">Bus serie Firewire:</text:p>
      <text:p text:style-name="Standard"><text:tab/>El proceso de enviar un paquete se llama subacción y consta de 5 periodos de tiempo:</text:p>
      <text:list text:style-name="LFO11" text:continue-numbering="true">
        <text:list-item>
          <text:p text:style-name="P25">Secuencia de arbitraje</text:p>
        </text:list-item>
        <text:list-item>
          <text:p text:style-name="P26">Transmisión de paquete</text:p>
        </text:list-item>
        <text:list-item>
          <text:p text:style-name="P27">Intervalo de reconocimiento</text:p>
        </text:list-item>
        <text:list-item>
          <text:p text:style-name="P28">Reconocimiento</text:p>
        </text:list-item>
        <text:list-item>
          <text:p text:style-name="P29">Intervalo de subacción</text:p>
        </text:list-item>
      </text:list>
      <text:p text:style-name="Standard"/>
      <text:p text:style-name="Standard">Bus serie Infiniband:</text:p>
      <text:p text:style-name="Standard"><text:tab/>No es necesario que el hardware de interfaz de E/S se encuentre dentro del chasis.</text:p>
      <text:p text:style-name="Standard">Los elementos clave en la arquitectura Infiniband son 6:</text:p>
      <text:p text:style-name="Standard"/>
      <text:list text:style-name="LFO12" text:continue-numbering="true">
        <text:list-item>
          <text:p text:style-name="P30">HCA (Host Channel Adapter) (Adaptador de canal de dispositivo)</text:p>
        </text:list-item>
        <text:list-item>
          <text:p text:style-name="P31">Conmutador Infiniband</text:p>
        </text:list-item>
        <text:list-item>
          <text:p text:style-name="P32">Enlaces</text:p>
        </text:list-item>
        <text:list-item>
          <text:p text:style-name="P33">Subred</text:p>
        </text:list-item>
        <text:list-item>
          <text:p text:style-name="P34">Encaminado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5"><draw:frame draw:z-index="251658240" draw:style-name="a0" draw:name="gráficos1" text:anchor-type="paragraph" svg:x="0in" svg:y="0in" svg:width="3.35197in" svg:height="2.9126in" style:rel-width="scale" style:rel-height="scale"><draw:image xlink:href="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unto con el procesador y el conjunto de módulos de memoria, el tercer elemento clave de un computador es un conjunto de módulos de E/S.</text:p>
      <text:p text:style-name="Standard"/>
      <text:p text:style-name="P36">7.1.Dispositivos externos</text:p>
      <text:p text:style-name="Standard">Los dispositivos externos se pueden clasificar en tres<text:s/>categorías</text:p>
      <text:list text:style-name="LFO1" text:continue-numbering="true">
        <text:list-item>
          <text:p text:style-name="P37">De interacción con humanos: Permiten la comunicación con el usuario del computador.</text:p>
        </text:list-item>
        <text:list-item>
          <text:p text:style-name="P38">De interacción con maquinas: Permiten la comunicación con elementos del equipo.</text:p>
        </text:list-item>
        <text:list-item>
          <text:p text:style-name="P39">De comunicación: Permiten la comunicación con dispositivos remotos.</text:p>
        </text:list-item>
      </text:list>
      <text:p text:style-name="P40">Teclado/Monitor</text:p>
      <text:p text:style-name="Standard"><text:s/>La interacción de usuario/computador se logra mediante la mediante la interacción teclado/monitor. El usuario proporciona la entrada a través del usuario.</text:p>
      <text:p text:style-name="P41">Controlador de disco</text:p>
      <text:p text:style-name="Standard">Contiene la electrónica necesaria para intercambiar señales de datos, control y estado con un modulo de E/S, más la electrónica para controlar el mecanismo de lectura/escritura del disco.</text:p>
      <text:p text:style-name="Standard"><text:span text:style-name="T42">7.2. Modulos de E/S</text:span></text:p>
      <text:p text:style-name="Standard"/>
      <text:p text:style-name="P43">Funciones de un modulo</text:p>
      <text:p text:style-name="Standard">Las principales funciones y requisitos se encuentran dentro de las siguientes categorías:</text:p>
      <text:list text:style-name="LFO2" text:continue-numbering="true">
        <text:list-item>
          <text:p text:style-name="P44">Control y<text:s/>temporización.</text:p>
        </text:list-item>
        <text:list-item>
          <text:p text:style-name="P45">Comunicación con el procesador.</text:p>
        </text:list-item>
        <text:list-item>
          <text:p text:style-name="P46">Comunicación con los dispositivos.</text:p>
        </text:list-item>
        <text:list-item>
          <text:p text:style-name="P47">Almacenamiento temporal de datos.</text:p>
        </text:list-item>
        <text:list-item>
          <text:p text:style-name="P48">Detección de errores.</text:p>
        </text:list-item>
      </text:list>
      <text:soft-page-break/>
      <text:p text:style-name="P49">Estructura de un modulo de E/S</text:p>
      <text:p text:style-name="Standard"><text:span text:style-name="T50"><draw:frame draw:z-index="251659264" draw:style-name="a1" draw:name="gráficos2" text:anchor-type="paragraph" svg:x="0in" svg:y="0in" svg:width="3.71024in" svg:height="2.87795in" style:rel-width="scale" style:rel-height="scale"><draw:image xlink:href="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/>
      <text:p text:style-name="P52"/>
      <text:p text:style-name="P53">7.3.E/S programada</text:p>
      <text:p text:style-name="Standard">Son posibles 3 técnicas para las operaciones de E/S:</text:p>
      <text:list text:style-name="LFO3" text:continue-numbering="true">
        <text:list-item>
          <text:p text:style-name="P54">E/S programada: Los datos se intercambian entre el procesador y el modulo de E/S. El procesador ejecuta.</text:p>
        </text:list-item>
        <text:list-item>
          <text:p text:style-name="P55">E/S mediante interrupciones: El procesador proporciona la orden de E/S. Continua ejecutando otras instrucciones y es interrumpido por el modulo de E/S<text:s/>cuando este a terminado su trabajo.</text:p>
        </text:list-item>
        <text:list-item>
          <text:p text:style-name="P56">DMA(Acceso Directo a Memoria): En este caso el modulo de E/S y la memoria principal intercambian datos directamente, sin la intervención del procesador.</text:p>
        </text:list-item>
      </text:list>
      <text:p text:style-name="Standard"><text:span text:style-name="T57"><draw:frame draw:z-index="2" draw:style-name="a2" draw:name="gráficos3" text:anchor-type="paragraph" svg:x="0in" svg:y="0in" svg:width="5.5689in" svg:height="1.9563in" style:rel-width="scale" style:rel-height="scale"><draw:image xlink:href="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59"/>
      <text:p text:style-name="P60"/>
      <text:p text:style-name="P61"/>
      <text:p text:style-name="P62"/>
      <text:p text:style-name="P63">7.4.E/S mediante interrupciones</text:p>
      <text:p text:style-name="Standard">El problema es que el<text:s/>procesador debe esperar un tiempo considerable a que el modulo de E/S en cuestión este preparado para recibir o transmitir los datos. El procesador mientras espera debe comprobar repetidamente el estado del modulo de E/S. Como consecuencia se degrada el nivel de prestaciones de todo el sistema.</text:p>
      <text:p text:style-name="Standard"><text:tab/>Una alternativa consiste en que el procesador tras enviar una orden de E/S a un modulo continué realizando algún trabajo útil. Después al modulo de E/S interrumpirá al procesador para solicitar su servicio cuando este preparado para intercambiar datos con el.</text:p>
      <text:p text:style-name="P64">7.5.Acceso Directo a Memoria(DMA)</text:p>
      <text:p text:style-name="P65">INCONVENIENTES DE LA E/S PROGRAMADA Y CON INTERRUPCIONES</text:p>
      <text:p text:style-name="Standard"><text:tab/>Ambas requieren la intervención activa del procesador para transferir datos entre la memoria y el modulo de E/S, y cualquier transferencia de datos debe seguir un camino a través del procesador.</text:p>
      <text:p text:style-name="P66">FUNCIONAMIENTO DEL DMA:</text:p>
      <text:soft-page-break/>
      <text:p text:style-name="Standard"><text:tab/>Cuando hay que transferir grandes volúmenes de datos, se requiere una técnica más eficiente: el acceso directo a memoria(DMA). Requiere un modulo adicional del bus del sistema. El modulo adicional es capaz de imitar al procesador y de hecho recibir el control del sistema cedido pro el procesador.</text:p>
      <text:p text:style-name="Standard"/>
      <text:p text:style-name="P67">7.6.Canales y procesadores de E/S</text:p>
      <text:p text:style-name="P68">LA EVOLUCIÓN DEL FUNCIONAMIENTO DE LAS E/S</text:p>
      <text:p text:style-name="Standard"/>
      <text:p text:style-name="Standard"/>
      <text:p text:style-name="P69">7.7. LA INTERFAZ EXTERNA: FIREWIRE Y INFINIBAND</text:p>
      <text:p text:style-name="P70">TIPOS DE INTERFACES</text:p>
      <text:p text:style-name="P71">La interfaz entre el periférico y el modulo de E/S debe ajustarse a la naturaleza y la forma de funcionamiento del periférico.</text:p>
      <text:p text:style-name="P72"/>
      <text:p text:style-name="Standard"><text:span text:style-name="T73">IEEE 1394 (conocido como FireWire por </text:span><text:a xlink:href="http://es.wikipedia.org/wiki/Apple" office:target-frame-name="_top" xlink:show="replace"><text:span text:style-name="T74">Ap</text:span><text:span text:style-name="T75">ple Inc.</text:span></text:a><text:span text:style-name="T76"> y como i.Link por </text:span><text:a xlink:href="http://es.wikipedia.org/wiki/Sony" office:target-frame-name="_top" xlink:show="replace"><text:span text:style-name="T77">Sony</text:span></text:a><text:span text:style-name="T78">) (pirocable en español) es un tipo de conexión para diversas plataformas, destinado a la entrada y salida de datos en </text:span><text:a xlink:href="http://es.wikipedia.org/wiki/Puerto_serie" office:target-frame-name="_top" xlink:show="replace"><text:span text:style-name="T79">serie</text:span></text:a><text:span text:style-name="T80"> a gran velocidad. Suele utilizarse para la interconexión de dispositivos digitales como </text:span><text:a xlink:href="http://es.wikipedia.org/wiki/Cámara_digital" office:target-frame-name="_top" xlink:show="replace"><text:span text:style-name="T81">cámaras digitales</text:span></text:a><text:span text:style-name="T82"> y</text:span><text:a xlink:href="http://es.wikipedia.org/wiki/Cámara_de_vídeo" office:target-frame-name="_top" xlink:show="replace"><text:span text:style-name="T83">videocámaras</text:span></text:a><text:span text:style-name="T84"> a </text:span><text:a xlink:href="http://es.wikipedia.org/wiki/Computadora" office:target-frame-name="_top" xlink:show="replace"><text:span text:style-name="T85">computadoras</text:span></text:a><text:span text:style-name="T86">. Existen cuatro versiones de 4, 6, 9 y 12 pines. Su escasa popularidad entre los fabricantes ha dado lugar a que los dispositivos periféricos, como los ya mencionados e impresoras, entre</text:span><text:span text:style-name="T87"><text:s/>otros, vengan provistos actualmente tan solo de puertos USB en sus versiones 2.0 y 3.0.</text:span></text:p>
      <text:p text:style-name="P88"/>
      <text:p text:style-name="Textbody"><text:span text:style-name="T89">InfiniBand</text:span></text:p>
      <text:p text:style-name="Textbody"><text:span text:style-name="T90">es un<text:s/></text:span><text:a xlink:href="http://es.wikipedia.org/wiki/Bus_(informática)" office:target-frame-name="_top" xlink:show="replace">b</text:a><text:span text:style-name="T91">us de comunicaciones serie de alta velocidad, diseñado tanto para conexiones interna</text:span><text:span text:style-name="T92">s como externas.</text:span></text:p>
      <text:p text:style-name="P93"><text:span text:style-name="T94">Sus especificaciones son desarrolladas y mantenidas por la Infiniband Trade Association (IBTA).</text:span></text:p>
      <text:h text:style-name="P95" text:outline-level="2"/>
      <text:p text:style-name="P96"><text:span text:style-name="T97"><draw:frame draw:z-index="3" draw:id="id0" draw:style-name="a3" draw:name="Marco1" text:anchor-type="paragraph" svg:x="0.29252in" svg:y="0.0311in" svg:width="3.26806in" svg:height="0.01528in" style:rel-width="scale" style:rel-height="scale"><draw:text-box><text:p text:style-name="P98">Caudal de Infiniband, bruto / eficaz</text:p><table:table table:style-name="Table99"><table:table-columns><table:table-column table:style-name="TableColumn100"/><table:table-column table:style-name="TableColumn101"/><table:table-column table:style-name="TableColumn102"/><table:table-column table:style-name="TableColumn103"/></table:table-columns><table:table-row table:style-name="TableRow104"><table:table-cell table:style-name="TableCell105"><text:p text:style-name="TableHeading"> </text:p></table:table-cell><table:table-cell table:style-name="TableCell106"><text:p text:style-name="TableHeading">SDR</text:p></table:table-cell><table:table-cell table:style-name="TableCell107"><text:p text:style-name="TableHeading">DDR</text:p></table:table-cell><table:table-cell table:style-name="TableCell108"><text:p text:style-name="TableHeading">QDR</text:p></table:table-cell></table:table-row><table:table-row table:style-name="TableRow109"><table:table-cell table:style-name="TableCell110"><text:p text:style-name="TableHeading">1X</text:p></table:table-cell><table:table-cell table:style-name="TableCell111"><text:p text:style-name="TableContents">2,5 / 2 Gbps</text:p></table:table-cell><table:table-cell table:style-name="TableCell112"><text:p text:style-name="TableContents">5 / 4 Gbps</text:p></table:table-cell><table:table-cell table:style-name="TableCell113"><text:p text:style-name="TableContents">10 / 8 Gbps</text:p></table:table-cell></table:table-row><table:table-row table:style-name="TableRow114"><table:table-cell table:style-name="TableCell115"><text:p text:style-name="TableHeading">4X</text:p></table:table-cell><table:table-cell table:style-name="TableCell116"><text:p text:style-name="TableContents">10 / 8 Gbps</text:p></table:table-cell><table:table-cell table:style-name="TableCell117"><text:p text:style-name="TableContents">20 / 16 Gbps</text:p></table:table-cell><table:table-cell table:style-name="TableCell118"><text:p text:style-name="TableContents">40 / 32 Gbps</text:p></table:table-cell></table:table-row><table:table-row table:style-name="TableRow119"><table:table-cell table:style-name="TableCell120"><text:p text:style-name="TableHeading">12X</text:p></table:table-cell><table:table-cell table:style-name="TableCell121"><text:p text:style-name="TableContents">30 / 24 Gbps</text:p></table:table-cell><table:table-cell table:style-name="TableCell122"><text:p text:style-name="TableContents">60 / 48 Gbps</text:p></table:table-cell><table:table-cell table:style-name="TableCell123"><text:p text:style-name="TableContents">120 / 96 Gbps</text:p></table:table-cell></table:table-row></table:table><text:p text:style-name="Normal"/></draw:text-box><svg:title/><svg:desc/></draw:frame></text:span></text:p>
      <text:p text:style-name="P124"/>
      <text:p text:style-name="P125"/>
      <text:p text:style-name="P126"/>
      <text:p text:style-name="P127"><text:span text:style-name="T128"><text:s/>Al igual que </text:span><text:a xlink:href="http://es.wikipedia.org/wiki/Fibre_Channel" office:target-frame-name="_top" xlink:show="replace"><text:span text:style-name="T129">Fibre Channel</text:span></text:a><text:span text:style-name="T130">, PCI express y otros modos de interconexión modernos, Infiniband usa un bus serie bidireccional de tal manera que evita<text:s/></text:span><text:span text:style-name="T131">los problemas típicos asociados a buses paralelos en largas distancias (en este contexto, una habitación o edificio). A pesar de ser una conexión serie, es muy rápido, ofreciendo una velocidad bruta de unos 2,5 Gigabits por segundo (Gbps) en cada dirección</text:span><text:span text:style-name="T132"><text:s/>por<text:s/></text:span><text:soft-page-break/><text:span text:style-name="T133">enlace. Infiniband también soporta doble e incluso cuádruples tasas de transferencia de datos, llegando a ofrecer 5 Gbps y 10 Gbps respectivamente. Se usa una codificación </text:span><text:a xlink:href="http://es.wikipedia.org/wiki/8b/10b" office:target-frame-name="_top" xlink:show="replace"><text:span text:style-name="T134">8B/10B</text:span></text:a><text:span text:style-name="T135">, con lo que, de cad</text:span><text:span text:style-name="T136">a 10 bits enviados solamente 8 son de datos, de tal manera que la tasa de transmisión útil es 4/5 de la media. Teniendo esto en cuenta, los anchos de banda ofrecidos por los modos simple, doble y cuádruple son de 2, 4 y 8 Gbps respectivamente.</text:span></text:p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VE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s13711</dc:creator>
    <meta:creation-date>2014-04-03T17:29:00Z</meta:creation-date>
    <dc:date>2014-06-20T00:47:00Z</dc:date>
    <meta:template xlink:href="Normal" xlink:type="simple"/>
    <meta:editing-cycles>178</meta:editing-cycles>
    <meta:editing-duration>PT100020S</meta:editing-duration>
    <meta:document-statistic meta:page-count="7" meta:paragraph-count="20" meta:word-count="1611" meta:character-count="10454" meta:row-count="73" meta:non-whitespace-character-count="8863"/>
  </office:meta>
</office:document-meta>
</file>